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B200000376E092DF0432BA57A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5.71cm" svg:x="0cm" svg:y="0.637cm">
          <draw:image xlink:href="Pictures/10000201000009B200000376E092DF0432BA57A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8:30:53.204663844</dc:date>
    <meta:editing-duration>PT4M16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